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什麼是生產</text:p>
      <text:p text:style-name="P1"/>
      <text:p text:style-name="P1">將投入轉成產出，結合各種生產要素，產出最大數量的商品和勞務</text:p>
      <text:p text:style-name="P1"/>
      <text:p text:style-name="P1">2.從富士康的例子說明文章架構安排</text:p>
      <text:p text:style-name="P1"/>
      <text:p text:style-name="P1">生產上的決策</text:p>
      <text:p text:style-name="P1">生產決策要了解生產函數</text:p>
      <text:p text:style-name="P1">生產決策要了解生產關係的變化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3:42:59.636000000</meta:creation-date>
    <dc:date>2020-03-09T23:58:28.159000000</dc:date>
    <meta:editing-duration>PT18S</meta:editing-duration>
    <meta:editing-cycles>1</meta:editing-cycles>
    <meta:document-statistic meta:table-count="0" meta:image-count="0" meta:object-count="0" meta:page-count="1" meta:paragraph-count="6" meta:word-count="82" meta:character-count="84" meta:non-whitespace-character-count="84"/>
    <meta:generator>LibreOffice/4.4.4.3$Windows_x86 LibreOffice_project/2c39ebcf046445232b798108aa8a7e7d89552ea8</meta:generator>
  </office:meta>
</office:document-meta>
</file>